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AnnotationAttributePropagationTests.beanDef( Class &lt; ? &gt;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AnnotationAttributePropagationTests.initMethodMetadata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AnnotationAttributePropagationTests.lazyMetadata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AnnotationAttributePropagationTests.autowireCandidateMetadata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AnnotationAttributePropagationTests.destroyMethodMetadata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AnnotationAttributePropagationTests.defaultLazyConfigurationPropagatesToIndividual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AnnotationAttributePropagationTests.eagerConfigurationProducesEager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AnnotationAttributePropagationTests.primaryMetadata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AnnotationAttributePropagationTests.lazyMetadataIsFals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AnnotationAttributePropagationTests.dependsOnMetadata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AnnotationAttributePropagationTests.primaryMetadataIsFals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AnnotationAttributePropagationTests.eagerBeanOverridesDefaultLaz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